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1.251cm" fo:margin-right="0cm" fo:text-indent="0cm" style:auto-text-indent="false"/>
      <style:text-properties style:font-name="Courier New"/>
    </style:style>
    <style:style style:name="P2" style:family="paragraph" style:parent-style-name="Standard">
      <style:paragraph-properties fo:margin-left="1.251cm" fo:margin-right="0cm" fo:text-indent="0cm" style:auto-text-indent="false"/>
      <style:text-properties style:font-name="Courier New" fo:font-weight="bold" style:font-weight-asian="bold" style:font-weight-complex="bold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style:font-name="Courier New" officeooo:paragraph-rsid="0009223f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style:font-name="Courier New" officeooo:paragraph-rsid="0009bf5e"/>
    </style:style>
    <style:style style:name="T1" style:family="text">
      <style:text-properties fo:color="#0000ff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a52a2a"/>
    </style:style>
    <style:style style:name="T4" style:family="text">
      <style:text-properties fo:color="#a52a2a" fo:font-weight="bold" style:font-weight-asian="bold" style:font-weight-complex="bold"/>
    </style:style>
    <style:style style:name="T5" style:family="text">
      <style:text-properties fo:color="#a52a2a" fo:language="en" fo:country="US" fo:font-weight="bold" officeooo:rsid="00054203" style:font-weight-asian="bold" style:font-weight-complex="bold"/>
    </style:style>
    <style:style style:name="T6" style:family="text">
      <style:text-properties fo:color="#a52a2a" fo:language="en" fo:country="US" officeooo:rsid="00054203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054203"/>
    </style:style>
    <style:style style:name="T9" style:family="text">
      <style:text-properties fo:language="en" fo:country="US" fo:font-weight="bold" officeooo:rsid="00054203" style:font-weight-asian="bold" style:font-weight-complex="bold"/>
    </style:style>
    <style:style style:name="T10" style:family="text">
      <style:text-properties fo:language="en" fo:country="US" fo:font-weight="bold" officeooo:rsid="0009bf5e" style:font-weight-asian="bold" style:font-weight-complex="bold"/>
    </style:style>
    <style:style style:name="T11" style:family="text">
      <style:text-properties fo:language="en" fo:country="US" fo:font-weight="bold" officeooo:rsid="0009223f" style:font-weight-asian="bold" style:font-weight-complex="bold"/>
    </style:style>
    <style:style style:name="T12" style:family="text">
      <style:text-properties fo:language="en" fo:country="US" officeooo:rsid="000849dd"/>
    </style:style>
    <style:style style:name="T13" style:family="text">
      <style:text-properties fo:language="en" fo:country="US" officeooo:rsid="0009223f"/>
    </style:style>
    <style:style style:name="T14" style:family="text">
      <style:text-properties fo:language="en" fo:country="US" officeooo:rsid="0009bf5e"/>
    </style:style>
    <style:style style:name="T15" style:family="text">
      <style:text-properties fo:color="#ff0000"/>
    </style:style>
    <style:style style:name="T16" style:family="text">
      <style:text-properties fo:color="#ff0000" fo:font-weight="bold" style:font-weight-asian="bold" style:font-weight-complex="bold"/>
    </style:style>
    <style:style style:name="T17" style:family="text">
      <style:text-properties fo:language="ru" fo:country="RU" officeooo:rsid="00054203"/>
    </style:style>
    <style:style style:name="T18" style:family="text">
      <style:text-properties fo:language="ru" fo:country="RU" officeooo:rsid="0009223f"/>
    </style:style>
    <style:style style:name="T19" style:family="text">
      <style:text-properties officeooo:rsid="0009223f"/>
    </style:style>
    <style:style style:name="T20" style:family="text">
      <style:text-properties fo:color="#ff00ff"/>
    </style:style>
    <style:style style:name="T21" style:family="text">
      <style:text-properties fo:color="#ff00ff" fo:font-weight="bold" style:font-weight-asian="bold" style:font-weight-complex="bold"/>
    </style:style>
    <style:style style:name="T22" style:family="text">
      <style:text-properties fo:color="#ff00ff" fo:language="en" fo:country="US" officeooo:rsid="0009223f"/>
    </style:style>
    <style:style style:name="T23" style:family="text">
      <style:text-properties fo:color="#ff00ff" fo:language="en" fo:country="US" fo:font-weight="bold" officeooo:rsid="0009223f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REATE</text:span> <text:span text:style-name="T1">PIPELINE</text:span> <text:span text:style-name="T4">"(ms &gt;&gt;&gt; pg)"</text:span></text:p>
      <text:p text:style-name="P1"><text:span text:style-name="T1">SCHEDULE</text:span> <text:span text:style-name="T1">EACH</text:span> 60 <text:span text:style-name="T1">SECONDS</text:span></text:p>
      <text:p text:style-name="P1"><text:span text:style-name="T1">OPTIONS</text:span><text:span text:style-name="T2">(</text:span></text:p>
      <text:p text:style-name="P1"><text:s text:c="2"/><text:span text:style-name="T16">IsActive</text:span> <text:span text:style-name="T2">=</text:span> false<text:span text:style-name="T2">,</text:span></text:p>
      <text:p text:style-name="P1"><text:s text:c="2"/><text:span text:style-name="T16">ErrorDelay</text:span> <text:span text:style-name="T2">=</text:span> <text:span text:style-name="T7">6</text:span><text:span text:style-name="T12">0</text:span><text:span text:style-name="T7">0s</text:span></text:p>
      <text:p text:style-name="P2">)</text:p>
      <text:p text:style-name="P1"/>
      <text:p text:style-name="P1"><text:span text:style-name="T1">SOURCE</text:span> <text:span text:style-name="T5">"</text:span><text:span text:style-name="T4">ms-database</text:span><text:span text:style-name="T5">"</text:span> <text:span text:style-name="T1">TYPE</text:span> <text:span text:style-name="T16">SqlServer</text:span></text:p>
      <text:p text:style-name="P1"><text:span text:style-name="T1">CONSUMER</text:span> <text:span text:style-name="T2">DaJet.Pipeline.SqlServer.Consumer</text:span></text:p>
      <text:p text:style-name="P1"><text:span text:style-name="T1">QUERY</text:span><text:span text:style-name="T2">(</text:span></text:p>
      <text:p text:style-name="P1"><text:s text:c="2"/><text:span text:style-name="T23">DELETE</text:span> <text:span text:style-name="T21">TOP</text:span> (<text:span text:style-name="T2">@BatchSize</text:span>)</text:p>
      <text:p text:style-name="P1"><text:s text:c="2"/><text:span text:style-name="T21">FROM</text:span> <text:span text:style-name="T19">РегистрСведений.ИсходящаяОчередь</text:span></text:p>
      <text:p text:style-name="P3"><text:s text:c="2"/><text:span text:style-name="T23">OUTPUT</text:span><text:span text:style-name="T13"> </text:span><text:span text:style-name="T11">deleted</text:span><text:span text:style-name="T13">.ТипСообщения, </text:span><text:span text:style-name="T11">deleted</text:span><text:span text:style-name="T13">.ТелоСообщения</text:span></text:p>
      <text:p text:style-name="P2">)</text:p>
      <text:p text:style-name="P1"><text:span text:style-name="T1">OPTIONS</text:span><text:span text:style-name="T2">(</text:span><text:span text:style-name="T16">BatchSize</text:span> <text:span text:style-name="T2">=</text:span> 10<text:span text:style-name="T2">)</text:span></text:p>
      <text:p text:style-name="P1"/>
      <text:p text:style-name="P1"><text:span text:style-name="T1">TARGET</text:span> <text:span text:style-name="T5">"</text:span><text:span text:style-name="T4">pg-database</text:span><text:span text:style-name="T5">"</text:span> <text:span text:style-name="T1">TYPE</text:span> <text:span text:style-name="T16">PostgreSql</text:span></text:p>
      <text:p text:style-name="P1"><text:span text:style-name="T1">PRODUCER</text:span> <text:span text:style-name="T2">DaJet.Pipeline.PostgreSql.Producer</text:span></text:p>
      <text:p text:style-name="P1"><text:span text:style-name="T1">QUERY</text:span><text:span text:style-name="T2">(</text:span></text:p>
      <text:p text:style-name="P4"><text:s text:c="2"/><text:span text:style-name="T21">INSERT</text:span> <text:span text:style-name="T21">INTO</text:span> <text:span text:style-name="T18">РегистрСведений.ВходящаяОчередь</text:span></text:p>
      <text:p text:style-name="P4"><text:span text:style-name="T18"><text:s text:c="2"/></text:span>(<text:span text:style-name="T13">ТипСообщения, ТелоСообщения</text:span>)</text:p>
      <text:p text:style-name="P4"><text:s text:c="2"/><text:span text:style-name="T21">SELECT</text:span> <text:span text:style-name="T10">input</text:span><text:span text:style-name="T14">.</text:span><text:span text:style-name="T13">ТипСообщения</text:span>, <text:span text:style-name="T10">input</text:span><text:span text:style-name="T14">.</text:span><text:span text:style-name="T13">ТелоСообщения</text:span></text:p>
      <text:p text:style-name="P2">)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01T00:26:29.791000000</meta:creation-date>
    <meta:generator>LibreOffice/5.4.7.2$Windows_X86_64 LibreOffice_project/c838ef25c16710f8838b1faec480ebba495259d0</meta:generator>
    <dc:date>2022-10-01T00:50:28.598000000</dc:date>
    <meta:editing-duration>PT13M17S</meta:editing-duration>
    <meta:editing-cycles>6</meta:editing-cycles>
    <meta:document-statistic meta:table-count="0" meta:image-count="0" meta:object-count="0" meta:page-count="1" meta:paragraph-count="21" meta:word-count="52" meta:character-count="533" meta:non-whitespace-character-count="486"/>
  </office:meta>
</office:document-meta>
</file>